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674b9" officeooo:paragraph-rsid="001674b9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><text:tab/>a. Números reales, </text:p>
      <text:p text:style-name="P1"><text:tab/>b. Números Reales, Números Naturales</text:p>
      <text:p text:style-name="P1"/>
      <text:p text:style-name="P1">1.2</text:p>
      <text:p text:style-name="P1"><text:tab/>(X/6)*3 = X + (X – 1 – 1)</text:p>
      <text:p text:style-name="P1"/>
      <text:p text:style-name="P1"/>
      <text:p text:style-name="P2">2.1</text:p>
      <text:p text:style-name="P2"><text:tab/>T =&gt; ~P v ~T =&gt; 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18:27:54.177000000</dc:date>
    <meta:editing-duration>PT7M3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7" meta:word-count="25" meta:character-count="111" meta:non-whitespace-character-count="85"/>
  </office:meta>
</office:document-meta>
</file>